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3"/>
        <table:table-column table:style-name="co3" table:default-cell-style-name="Default"/>
        <table:table-column table:style-name="co2" table:number-columns-repeated="2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º de Execuções</text:p>
          </table:table-cell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1"/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2"/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1</text:p>
          </table:table-cell>
          <table:table-cell office:value-type="float" office:value="8.854878" calcext:value-type="float">
            <text:p>8,854878</text:p>
          </table:table-cell>
          <table:table-cell office:value-type="float" office:value="4.527351" calcext:value-type="float">
            <text:p>4,527351</text:p>
          </table:table-cell>
          <table:table-cell/>
          <table:table-cell office:value-type="float" office:value="7.474152" calcext:value-type="float">
            <text:p>7,474152</text:p>
          </table:table-cell>
          <table:table-cell office:value-type="float" office:value="5.261681" calcext:value-type="float">
            <text:p>5,261681</text:p>
          </table:table-cell>
          <table:table-cell/>
          <table:table-cell office:value-type="float" office:value="8.310573" calcext:value-type="float">
            <text:p>8,310573</text:p>
          </table:table-cell>
          <table:table-cell office:value-type="float" office:value="6.707202" calcext:value-type="float">
            <text:p>6,7072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2</text:p>
          </table:table-cell>
          <table:table-cell office:value-type="float" office:value="8.220165" calcext:value-type="float">
            <text:p>8,220165</text:p>
          </table:table-cell>
          <table:table-cell office:value-type="float" office:value="4.839307" calcext:value-type="float">
            <text:p>4,839307</text:p>
          </table:table-cell>
          <table:table-cell/>
          <table:table-cell office:value-type="float" office:value="7.99955" calcext:value-type="float">
            <text:p>7,99955</text:p>
          </table:table-cell>
          <table:table-cell office:value-type="float" office:value="6.889828" calcext:value-type="float">
            <text:p>6,889828</text:p>
          </table:table-cell>
          <table:table-cell/>
          <table:table-cell office:value-type="float" office:value="7.343131" calcext:value-type="float">
            <text:p>7,343131</text:p>
          </table:table-cell>
          <table:table-cell office:value-type="float" office:value="6.442966" calcext:value-type="float">
            <text:p>6,44296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3</text:p>
          </table:table-cell>
          <table:table-cell office:value-type="float" office:value="8.553543" calcext:value-type="float">
            <text:p>8,553543</text:p>
          </table:table-cell>
          <table:table-cell office:value-type="float" office:value="6.422059" calcext:value-type="float">
            <text:p>6,422059</text:p>
          </table:table-cell>
          <table:table-cell/>
          <table:table-cell office:value-type="float" office:value="8.814061" calcext:value-type="float">
            <text:p>8,814061</text:p>
          </table:table-cell>
          <table:table-cell office:value-type="float" office:value="6.912092" calcext:value-type="float">
            <text:p>6,912092</text:p>
          </table:table-cell>
          <table:table-cell/>
          <table:table-cell office:value-type="float" office:value="8.812602" calcext:value-type="float">
            <text:p>8,812602</text:p>
          </table:table-cell>
          <table:table-cell office:value-type="float" office:value="5.789848" calcext:value-type="float">
            <text:p>5,78984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4</text:p>
          </table:table-cell>
          <table:table-cell office:value-type="float" office:value="6.291228" calcext:value-type="float">
            <text:p>6,291228</text:p>
          </table:table-cell>
          <table:table-cell office:value-type="float" office:value="5.398201" calcext:value-type="float">
            <text:p>5,398201</text:p>
          </table:table-cell>
          <table:table-cell/>
          <table:table-cell office:value-type="float" office:value="7.835061" calcext:value-type="float">
            <text:p>7,835061</text:p>
          </table:table-cell>
          <table:table-cell office:value-type="float" office:value="5.906041" calcext:value-type="float">
            <text:p>5,906041</text:p>
          </table:table-cell>
          <table:table-cell/>
          <table:table-cell office:value-type="float" office:value="7.948344" calcext:value-type="float">
            <text:p>7,948344</text:p>
          </table:table-cell>
          <table:table-cell office:value-type="float" office:value="5.639888" calcext:value-type="float">
            <text:p>5,6398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5</text:p>
          </table:table-cell>
          <table:table-cell office:value-type="float" office:value="6.907397" calcext:value-type="float">
            <text:p>6,907397</text:p>
          </table:table-cell>
          <table:table-cell office:value-type="float" office:value="5.389967" calcext:value-type="float">
            <text:p>5,389967</text:p>
          </table:table-cell>
          <table:table-cell/>
          <table:table-cell office:value-type="float" office:value="7.893568" calcext:value-type="float">
            <text:p>7,893568</text:p>
          </table:table-cell>
          <table:table-cell office:value-type="float" office:value="5.398389" calcext:value-type="float">
            <text:p>5,398389</text:p>
          </table:table-cell>
          <table:table-cell/>
          <table:table-cell office:value-type="float" office:value="8.806905" calcext:value-type="float">
            <text:p>8,806905</text:p>
          </table:table-cell>
          <table:table-cell office:value-type="float" office:value="5.793575" calcext:value-type="float">
            <text:p>5,7935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6</text:p>
          </table:table-cell>
          <table:table-cell office:value-type="float" office:value="7.570142" calcext:value-type="float">
            <text:p>7,570142</text:p>
          </table:table-cell>
          <table:table-cell office:value-type="float" office:value="7.124038" calcext:value-type="float">
            <text:p>7,124038</text:p>
          </table:table-cell>
          <table:table-cell/>
          <table:table-cell office:value-type="float" office:value="8.695136" calcext:value-type="float">
            <text:p>8,695136</text:p>
          </table:table-cell>
          <table:table-cell office:value-type="float" office:value="5.562153" calcext:value-type="float">
            <text:p>5,562153</text:p>
          </table:table-cell>
          <table:table-cell/>
          <table:table-cell office:value-type="float" office:value="7.944492" calcext:value-type="float">
            <text:p>7,944492</text:p>
          </table:table-cell>
          <table:table-cell office:value-type="float" office:value="6.068599" calcext:value-type="float">
            <text:p>6,0685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7</text:p>
          </table:table-cell>
          <table:table-cell office:value-type="float" office:value="6.794354" calcext:value-type="float">
            <text:p>6,794354</text:p>
          </table:table-cell>
          <table:table-cell office:value-type="float" office:value="5.945441" calcext:value-type="float">
            <text:p>5,945441</text:p>
          </table:table-cell>
          <table:table-cell/>
          <table:table-cell office:value-type="float" office:value="8.891202" calcext:value-type="float">
            <text:p>8,891202</text:p>
          </table:table-cell>
          <table:table-cell office:value-type="float" office:value="6.202923" calcext:value-type="float">
            <text:p>6,202923</text:p>
          </table:table-cell>
          <table:table-cell/>
          <table:table-cell office:value-type="float" office:value="7.201024" calcext:value-type="float">
            <text:p>7,201024</text:p>
          </table:table-cell>
          <table:table-cell office:value-type="float" office:value="6.093018" calcext:value-type="float">
            <text:p>6,09301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8</text:p>
          </table:table-cell>
          <table:table-cell office:value-type="float" office:value="6.99153" calcext:value-type="float">
            <text:p>6,99153</text:p>
          </table:table-cell>
          <table:table-cell office:value-type="float" office:value="5.766608" calcext:value-type="float">
            <text:p>5,766608</text:p>
          </table:table-cell>
          <table:table-cell/>
          <table:table-cell office:value-type="float" office:value="7.110185" calcext:value-type="float">
            <text:p>7,110185</text:p>
          </table:table-cell>
          <table:table-cell office:value-type="float" office:value="5.530703" calcext:value-type="float">
            <text:p>5,530703</text:p>
          </table:table-cell>
          <table:table-cell/>
          <table:table-cell office:value-type="float" office:value="8.002941" calcext:value-type="float">
            <text:p>8,002941</text:p>
          </table:table-cell>
          <table:table-cell office:value-type="float" office:value="5.461891" calcext:value-type="float">
            <text:p>5,4618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9</text:p>
          </table:table-cell>
          <table:table-cell office:value-type="float" office:value="6.692248" calcext:value-type="float">
            <text:p>6,692248</text:p>
          </table:table-cell>
          <table:table-cell office:value-type="float" office:value="5.066597" calcext:value-type="float">
            <text:p>5,066597</text:p>
          </table:table-cell>
          <table:table-cell/>
          <table:table-cell office:value-type="float" office:value="8.796093" calcext:value-type="float">
            <text:p>8,796093</text:p>
          </table:table-cell>
          <table:table-cell office:value-type="float" office:value="6.72606" calcext:value-type="float">
            <text:p>6,72606</text:p>
          </table:table-cell>
          <table:table-cell/>
          <table:table-cell office:value-type="float" office:value="7.852544" calcext:value-type="float">
            <text:p>7,852544</text:p>
          </table:table-cell>
          <table:table-cell office:value-type="float" office:value="5.029929" calcext:value-type="float">
            <text:p>5,02992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10</text:p>
          </table:table-cell>
          <table:table-cell office:value-type="float" office:value="7.350644" calcext:value-type="float">
            <text:p>7,350644</text:p>
          </table:table-cell>
          <table:table-cell office:value-type="float" office:value="6.505781" calcext:value-type="float">
            <text:p>6,505781</text:p>
          </table:table-cell>
          <table:table-cell/>
          <table:table-cell office:value-type="float" office:value="7.379851" calcext:value-type="float">
            <text:p>7,379851</text:p>
          </table:table-cell>
          <table:table-cell office:value-type="float" office:value="5.79289" calcext:value-type="float">
            <text:p>5,79289</text:p>
          </table:table-cell>
          <table:table-cell/>
          <table:table-cell office:value-type="float" office:value="8.041312" calcext:value-type="float">
            <text:p>8,041312</text:p>
          </table:table-cell>
          <table:table-cell office:value-type="float" office:value="5.454736" calcext:value-type="float">
            <text:p>5,45473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11</text:p>
          </table:table-cell>
          <table:table-cell office:value-type="float" office:value="7.899065" calcext:value-type="float">
            <text:p>7,899065</text:p>
          </table:table-cell>
          <table:table-cell office:value-type="float" office:value="6.609092" calcext:value-type="float">
            <text:p>6,609092</text:p>
          </table:table-cell>
          <table:table-cell/>
          <table:table-cell office:value-type="float" office:value="7.349734" calcext:value-type="float">
            <text:p>7,349734</text:p>
          </table:table-cell>
          <table:table-cell office:value-type="float" office:value="6.601374" calcext:value-type="float">
            <text:p>6,601374</text:p>
          </table:table-cell>
          <table:table-cell/>
          <table:table-cell office:value-type="float" office:value="7.694137" calcext:value-type="float">
            <text:p>7,694137</text:p>
          </table:table-cell>
          <table:table-cell office:value-type="float" office:value="6.336978" calcext:value-type="float">
            <text:p>6,3369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12</text:p>
          </table:table-cell>
          <table:table-cell office:value-type="float" office:value="8.078446" calcext:value-type="float">
            <text:p>8,078446</text:p>
          </table:table-cell>
          <table:table-cell office:value-type="float" office:value="5.901221" calcext:value-type="float">
            <text:p>5,901221</text:p>
          </table:table-cell>
          <table:table-cell/>
          <table:table-cell office:value-type="float" office:value="8.646998" calcext:value-type="float">
            <text:p>8,646998</text:p>
          </table:table-cell>
          <table:table-cell office:value-type="float" office:value="5.634757" calcext:value-type="float">
            <text:p>5,634757</text:p>
          </table:table-cell>
          <table:table-cell/>
          <table:table-cell office:value-type="float" office:value="8.2208" calcext:value-type="float">
            <text:p>8,2208</text:p>
          </table:table-cell>
          <table:table-cell office:value-type="float" office:value="6.760054" calcext:value-type="float">
            <text:p>6,76005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13</text:p>
          </table:table-cell>
          <table:table-cell office:value-type="float" office:value="8.556934" calcext:value-type="float">
            <text:p>8,556934</text:p>
          </table:table-cell>
          <table:table-cell office:value-type="float" office:value="4.484144" calcext:value-type="float">
            <text:p>4,484144</text:p>
          </table:table-cell>
          <table:table-cell/>
          <table:table-cell office:value-type="float" office:value="8.876326" calcext:value-type="float">
            <text:p>8,876326</text:p>
          </table:table-cell>
          <table:table-cell office:value-type="float" office:value="6.142764" calcext:value-type="float">
            <text:p>6,142764</text:p>
          </table:table-cell>
          <table:table-cell/>
          <table:table-cell office:value-type="float" office:value="7.581974" calcext:value-type="float">
            <text:p>7,581974</text:p>
          </table:table-cell>
          <table:table-cell office:value-type="float" office:value="5.617158" calcext:value-type="float">
            <text:p>5,61715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14</text:p>
          </table:table-cell>
          <table:table-cell office:value-type="float" office:value="5.914261" calcext:value-type="float">
            <text:p>5,914261</text:p>
          </table:table-cell>
          <table:table-cell office:value-type="float" office:value="4.753748" calcext:value-type="float">
            <text:p>4,753748</text:p>
          </table:table-cell>
          <table:table-cell/>
          <table:table-cell office:value-type="float" office:value="7.81025" calcext:value-type="float">
            <text:p>7,81025</text:p>
          </table:table-cell>
          <table:table-cell office:value-type="float" office:value="5.676772" calcext:value-type="float">
            <text:p>5,676772</text:p>
          </table:table-cell>
          <table:table-cell/>
          <table:table-cell office:value-type="float" office:value="8.896852" calcext:value-type="float">
            <text:p>8,896852</text:p>
          </table:table-cell>
          <table:table-cell office:value-type="float" office:value="5.90728" calcext:value-type="float">
            <text:p>5,907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15</text:p>
          </table:table-cell>
          <table:table-cell office:value-type="float" office:value="7.873454" calcext:value-type="float">
            <text:p>7,873454</text:p>
          </table:table-cell>
          <table:table-cell office:value-type="float" office:value="5.746724" calcext:value-type="float">
            <text:p>5,746724</text:p>
          </table:table-cell>
          <table:table-cell/>
          <table:table-cell office:value-type="float" office:value="8.780651" calcext:value-type="float">
            <text:p>8,780651</text:p>
          </table:table-cell>
          <table:table-cell office:value-type="float" office:value="6.190033" calcext:value-type="float">
            <text:p>6,190033</text:p>
          </table:table-cell>
          <table:table-cell/>
          <table:table-cell office:value-type="float" office:value="8.086443" calcext:value-type="float">
            <text:p>8,086443</text:p>
          </table:table-cell>
          <table:table-cell office:value-type="float" office:value="5.749859" calcext:value-type="float">
            <text:p>5,74985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16</text:p>
          </table:table-cell>
          <table:table-cell office:value-type="float" office:value="8.588275" calcext:value-type="float">
            <text:p>8,588275</text:p>
          </table:table-cell>
          <table:table-cell office:value-type="float" office:value="4.853096" calcext:value-type="float">
            <text:p>4,853096</text:p>
          </table:table-cell>
          <table:table-cell/>
          <table:table-cell office:value-type="float" office:value="7.032956" calcext:value-type="float">
            <text:p>7,032956</text:p>
          </table:table-cell>
          <table:table-cell office:value-type="float" office:value="6.834189" calcext:value-type="float">
            <text:p>6,834189</text:p>
          </table:table-cell>
          <table:table-cell/>
          <table:table-cell office:value-type="float" office:value="7.766873" calcext:value-type="float">
            <text:p>7,766873</text:p>
          </table:table-cell>
          <table:table-cell office:value-type="float" office:value="5.922147" calcext:value-type="float">
            <text:p>5,92214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17</text:p>
          </table:table-cell>
          <table:table-cell office:value-type="float" office:value="5.921022" calcext:value-type="float">
            <text:p>5,921022</text:p>
          </table:table-cell>
          <table:table-cell office:value-type="float" office:value="6.703625" calcext:value-type="float">
            <text:p>6,703625</text:p>
          </table:table-cell>
          <table:table-cell/>
          <table:table-cell office:value-type="float" office:value="7.792135" calcext:value-type="float">
            <text:p>7,792135</text:p>
          </table:table-cell>
          <table:table-cell office:value-type="float" office:value="5.505679" calcext:value-type="float">
            <text:p>5,505679</text:p>
          </table:table-cell>
          <table:table-cell/>
          <table:table-cell office:value-type="float" office:value="8.13936" calcext:value-type="float">
            <text:p>8,13936</text:p>
          </table:table-cell>
          <table:table-cell office:value-type="float" office:value="6.771187" calcext:value-type="float">
            <text:p>6,77118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18</text:p>
          </table:table-cell>
          <table:table-cell office:value-type="float" office:value="5.895649" calcext:value-type="float">
            <text:p>5,895649</text:p>
          </table:table-cell>
          <table:table-cell office:value-type="float" office:value="4.634325" calcext:value-type="float">
            <text:p>4,634325</text:p>
          </table:table-cell>
          <table:table-cell/>
          <table:table-cell office:value-type="float" office:value="8.264031" calcext:value-type="float">
            <text:p>8,264031</text:p>
          </table:table-cell>
          <table:table-cell office:value-type="float" office:value="5.580211" calcext:value-type="float">
            <text:p>5,580211</text:p>
          </table:table-cell>
          <table:table-cell/>
          <table:table-cell office:value-type="float" office:value="7.542593" calcext:value-type="float">
            <text:p>7,542593</text:p>
          </table:table-cell>
          <table:table-cell office:value-type="float" office:value="5.366032" calcext:value-type="float">
            <text:p>5,36603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19</text:p>
          </table:table-cell>
          <table:table-cell office:value-type="float" office:value="5.861872" calcext:value-type="float">
            <text:p>5,861872</text:p>
          </table:table-cell>
          <table:table-cell office:value-type="float" office:value="5.131415" calcext:value-type="float">
            <text:p>5,131415</text:p>
          </table:table-cell>
          <table:table-cell/>
          <table:table-cell office:value-type="float" office:value="7.272065" calcext:value-type="float">
            <text:p>7,272065</text:p>
          </table:table-cell>
          <table:table-cell office:value-type="float" office:value="5.134868" calcext:value-type="float">
            <text:p>5,134868</text:p>
          </table:table-cell>
          <table:table-cell/>
          <table:table-cell office:value-type="float" office:value="7.297701" calcext:value-type="float">
            <text:p>7,297701</text:p>
          </table:table-cell>
          <table:table-cell office:value-type="float" office:value="5.437474" calcext:value-type="float">
            <text:p>5,4374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20</text:p>
          </table:table-cell>
          <table:table-cell office:value-type="float" office:value="8.030746" calcext:value-type="float">
            <text:p>8,030746</text:p>
          </table:table-cell>
          <table:table-cell office:value-type="float" office:value="5.97009" calcext:value-type="float">
            <text:p>5,97009</text:p>
          </table:table-cell>
          <table:table-cell/>
          <table:table-cell office:value-type="float" office:value="8.83696" calcext:value-type="float">
            <text:p>8,83696</text:p>
          </table:table-cell>
          <table:table-cell office:value-type="float" office:value="6.049398" calcext:value-type="float">
            <text:p>6,049398</text:p>
          </table:table-cell>
          <table:table-cell/>
          <table:table-cell office:value-type="float" office:value="7.744252" calcext:value-type="float">
            <text:p>7,744252</text:p>
          </table:table-cell>
          <table:table-cell office:value-type="float" office:value="5.56769" calcext:value-type="float">
            <text:p>5,5676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21</text:p>
          </table:table-cell>
          <table:table-cell office:value-type="float" office:value="5.847614" calcext:value-type="float">
            <text:p>5,847614</text:p>
          </table:table-cell>
          <table:table-cell office:value-type="float" office:value="4.611241" calcext:value-type="float">
            <text:p>4,611241</text:p>
          </table:table-cell>
          <table:table-cell/>
          <table:table-cell office:value-type="float" office:value="8.670133" calcext:value-type="float">
            <text:p>8,670133</text:p>
          </table:table-cell>
          <table:table-cell office:value-type="float" office:value="5.731765" calcext:value-type="float">
            <text:p>5,731765</text:p>
          </table:table-cell>
          <table:table-cell/>
          <table:table-cell office:value-type="float" office:value="8.573202" calcext:value-type="float">
            <text:p>8,573202</text:p>
          </table:table-cell>
          <table:table-cell office:value-type="float" office:value="6.801144" calcext:value-type="float">
            <text:p>6,80114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22</text:p>
          </table:table-cell>
          <table:table-cell office:value-type="float" office:value="6.733953" calcext:value-type="float">
            <text:p>6,733953</text:p>
          </table:table-cell>
          <table:table-cell office:value-type="float" office:value="6.216289" calcext:value-type="float">
            <text:p>6,216289</text:p>
          </table:table-cell>
          <table:table-cell/>
          <table:table-cell office:value-type="float" office:value="7.062628" calcext:value-type="float">
            <text:p>7,062628</text:p>
          </table:table-cell>
          <table:table-cell office:value-type="float" office:value="5.254667" calcext:value-type="float">
            <text:p>5,254667</text:p>
          </table:table-cell>
          <table:table-cell/>
          <table:table-cell office:value-type="float" office:value="7.811475" calcext:value-type="float">
            <text:p>7,811475</text:p>
          </table:table-cell>
          <table:table-cell office:value-type="float" office:value="5.556518" calcext:value-type="float">
            <text:p>5,55651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23</text:p>
          </table:table-cell>
          <table:table-cell office:value-type="float" office:value="8.819246" calcext:value-type="float">
            <text:p>8,819246</text:p>
          </table:table-cell>
          <table:table-cell office:value-type="float" office:value="5.183931" calcext:value-type="float">
            <text:p>5,183931</text:p>
          </table:table-cell>
          <table:table-cell/>
          <table:table-cell office:value-type="float" office:value="8.079972" calcext:value-type="float">
            <text:p>8,079972</text:p>
          </table:table-cell>
          <table:table-cell office:value-type="float" office:value="5.155091" calcext:value-type="float">
            <text:p>5,155091</text:p>
          </table:table-cell>
          <table:table-cell/>
          <table:table-cell office:value-type="float" office:value="8.276799" calcext:value-type="float">
            <text:p>8,276799</text:p>
          </table:table-cell>
          <table:table-cell office:value-type="float" office:value="5.811983" calcext:value-type="float">
            <text:p>5,8119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24</text:p>
          </table:table-cell>
          <table:table-cell office:value-type="float" office:value="5.866985" calcext:value-type="float">
            <text:p>5,866985</text:p>
          </table:table-cell>
          <table:table-cell office:value-type="float" office:value="5.592106" calcext:value-type="float">
            <text:p>5,592106</text:p>
          </table:table-cell>
          <table:table-cell/>
          <table:table-cell office:value-type="float" office:value="7.771747" calcext:value-type="float">
            <text:p>7,771747</text:p>
          </table:table-cell>
          <table:table-cell office:value-type="float" office:value="6.025538" calcext:value-type="float">
            <text:p>6,025538</text:p>
          </table:table-cell>
          <table:table-cell/>
          <table:table-cell office:value-type="float" office:value="8.113754" calcext:value-type="float">
            <text:p>8,113754</text:p>
          </table:table-cell>
          <table:table-cell office:value-type="float" office:value="5.593407" calcext:value-type="float">
            <text:p>5,59340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25</text:p>
          </table:table-cell>
          <table:table-cell office:value-type="float" office:value="8.202619" calcext:value-type="float">
            <text:p>8,202619</text:p>
          </table:table-cell>
          <table:table-cell office:value-type="float" office:value="6.146592" calcext:value-type="float">
            <text:p>6,146592</text:p>
          </table:table-cell>
          <table:table-cell/>
          <table:table-cell office:value-type="float" office:value="7.998429" calcext:value-type="float">
            <text:p>7,998429</text:p>
          </table:table-cell>
          <table:table-cell office:value-type="float" office:value="5.205611" calcext:value-type="float">
            <text:p>5,205611</text:p>
          </table:table-cell>
          <table:table-cell/>
          <table:table-cell office:value-type="float" office:value="8.646664" calcext:value-type="float">
            <text:p>8,646664</text:p>
          </table:table-cell>
          <table:table-cell office:value-type="float" office:value="6.617636" calcext:value-type="float">
            <text:p>6,61763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26</text:p>
          </table:table-cell>
          <table:table-cell office:value-type="float" office:value="7.749245" calcext:value-type="float">
            <text:p>7,749245</text:p>
          </table:table-cell>
          <table:table-cell office:value-type="float" office:value="5.773801" calcext:value-type="float">
            <text:p>5,773801</text:p>
          </table:table-cell>
          <table:table-cell/>
          <table:table-cell office:value-type="float" office:value="8.900548" calcext:value-type="float">
            <text:p>8,900548</text:p>
          </table:table-cell>
          <table:table-cell office:value-type="float" office:value="6.261236" calcext:value-type="float">
            <text:p>6,261236</text:p>
          </table:table-cell>
          <table:table-cell/>
          <table:table-cell office:value-type="float" office:value="8.046607" calcext:value-type="float">
            <text:p>8,046607</text:p>
          </table:table-cell>
          <table:table-cell office:value-type="float" office:value="5.295295" calcext:value-type="float">
            <text:p>5,29529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27</text:p>
          </table:table-cell>
          <table:table-cell office:value-type="float" office:value="7.046688" calcext:value-type="float">
            <text:p>7,046688</text:p>
          </table:table-cell>
          <table:table-cell office:value-type="float" office:value="5.793254" calcext:value-type="float">
            <text:p>5,793254</text:p>
          </table:table-cell>
          <table:table-cell/>
          <table:table-cell office:value-type="float" office:value="8.221881" calcext:value-type="float">
            <text:p>8,221881</text:p>
          </table:table-cell>
          <table:table-cell office:value-type="float" office:value="6.813251" calcext:value-type="float">
            <text:p>6,813251</text:p>
          </table:table-cell>
          <table:table-cell/>
          <table:table-cell office:value-type="float" office:value="7.625677" calcext:value-type="float">
            <text:p>7,625677</text:p>
          </table:table-cell>
          <table:table-cell office:value-type="float" office:value="5.489118" calcext:value-type="float">
            <text:p>5,48911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28</text:p>
          </table:table-cell>
          <table:table-cell office:value-type="float" office:value="7.928673" calcext:value-type="float">
            <text:p>7,928673</text:p>
          </table:table-cell>
          <table:table-cell office:value-type="float" office:value="6.309427" calcext:value-type="float">
            <text:p>6,309427</text:p>
          </table:table-cell>
          <table:table-cell/>
          <table:table-cell office:value-type="float" office:value="8.896859" calcext:value-type="float">
            <text:p>8,896859</text:p>
          </table:table-cell>
          <table:table-cell office:value-type="float" office:value="5.988915" calcext:value-type="float">
            <text:p>5,988915</text:p>
          </table:table-cell>
          <table:table-cell/>
          <table:table-cell office:value-type="float" office:value="7.038538" calcext:value-type="float">
            <text:p>7,038538</text:p>
          </table:table-cell>
          <table:table-cell office:value-type="float" office:value="6.100828" calcext:value-type="float">
            <text:p>6,10082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29</text:p>
          </table:table-cell>
          <table:table-cell office:value-type="float" office:value="7.961369" calcext:value-type="float">
            <text:p>7,961369</text:p>
          </table:table-cell>
          <table:table-cell office:value-type="float" office:value="6.250565" calcext:value-type="float">
            <text:p>6,250565</text:p>
          </table:table-cell>
          <table:table-cell/>
          <table:table-cell office:value-type="float" office:value="8.833528" calcext:value-type="float">
            <text:p>8,833528</text:p>
          </table:table-cell>
          <table:table-cell office:value-type="float" office:value="6.641962" calcext:value-type="float">
            <text:p>6,641962</text:p>
          </table:table-cell>
          <table:table-cell/>
          <table:table-cell office:value-type="float" office:value="7.063935" calcext:value-type="float">
            <text:p>7,063935</text:p>
          </table:table-cell>
          <table:table-cell office:value-type="float" office:value="6.261579" calcext:value-type="float">
            <text:p>6,26157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30</text:p>
          </table:table-cell>
          <table:table-cell office:value-type="float" office:value="6.586507" calcext:value-type="float">
            <text:p>6,586507</text:p>
          </table:table-cell>
          <table:table-cell office:value-type="float" office:value="4.903856" calcext:value-type="float">
            <text:p>4,903856</text:p>
          </table:table-cell>
          <table:table-cell/>
          <table:table-cell office:value-type="float" office:value="8.291302" calcext:value-type="float">
            <text:p>8,291302</text:p>
          </table:table-cell>
          <table:table-cell office:value-type="float" office:value="5.274044" calcext:value-type="float">
            <text:p>5,274044</text:p>
          </table:table-cell>
          <table:table-cell/>
          <table:table-cell office:value-type="float" office:value="7.562461" calcext:value-type="float">
            <text:p>7,562461</text:p>
          </table:table-cell>
          <table:table-cell office:value-type="float" office:value="6.526842" calcext:value-type="float">
            <text:p>6,5268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31</text:p>
          </table:table-cell>
          <table:table-cell office:value-type="float" office:value="6.444012" calcext:value-type="float">
            <text:p>6,444012</text:p>
          </table:table-cell>
          <table:table-cell office:value-type="float" office:value="5.626865" calcext:value-type="float">
            <text:p>5,626865</text:p>
          </table:table-cell>
          <table:table-cell/>
          <table:table-cell office:value-type="float" office:value="7.088832" calcext:value-type="float">
            <text:p>7,088832</text:p>
          </table:table-cell>
          <table:table-cell office:value-type="float" office:value="6.075569" calcext:value-type="float">
            <text:p>6,075569</text:p>
          </table:table-cell>
          <table:table-cell/>
          <table:table-cell office:value-type="float" office:value="7.448699" calcext:value-type="float">
            <text:p>7,448699</text:p>
          </table:table-cell>
          <table:table-cell office:value-type="float" office:value="6.808173" calcext:value-type="float">
            <text:p>6,80817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32</text:p>
          </table:table-cell>
          <table:table-cell office:value-type="float" office:value="7.73808" calcext:value-type="float">
            <text:p>7,73808</text:p>
          </table:table-cell>
          <table:table-cell office:value-type="float" office:value="4.951498" calcext:value-type="float">
            <text:p>4,951498</text:p>
          </table:table-cell>
          <table:table-cell/>
          <table:table-cell office:value-type="float" office:value="8.722893" calcext:value-type="float">
            <text:p>8,722893</text:p>
          </table:table-cell>
          <table:table-cell office:value-type="float" office:value="5.149235" calcext:value-type="float">
            <text:p>5,149235</text:p>
          </table:table-cell>
          <table:table-cell/>
          <table:table-cell office:value-type="float" office:value="7.875254" calcext:value-type="float">
            <text:p>7,875254</text:p>
          </table:table-cell>
          <table:table-cell office:value-type="float" office:value="6.894152" calcext:value-type="float">
            <text:p>6,89415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33</text:p>
          </table:table-cell>
          <table:table-cell office:value-type="float" office:value="6.414062" calcext:value-type="float">
            <text:p>6,414062</text:p>
          </table:table-cell>
          <table:table-cell office:value-type="float" office:value="4.613713" calcext:value-type="float">
            <text:p>4,613713</text:p>
          </table:table-cell>
          <table:table-cell/>
          <table:table-cell office:value-type="float" office:value="7.499984" calcext:value-type="float">
            <text:p>7,499984</text:p>
          </table:table-cell>
          <table:table-cell office:value-type="float" office:value="5.030755" calcext:value-type="float">
            <text:p>5,030755</text:p>
          </table:table-cell>
          <table:table-cell/>
          <table:table-cell office:value-type="float" office:value="8.38495" calcext:value-type="float">
            <text:p>8,38495</text:p>
          </table:table-cell>
          <table:table-cell office:value-type="float" office:value="6.1001" calcext:value-type="float">
            <text:p>6,100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34</text:p>
          </table:table-cell>
          <table:table-cell office:value-type="float" office:value="5.74592" calcext:value-type="float">
            <text:p>5,74592</text:p>
          </table:table-cell>
          <table:table-cell office:value-type="float" office:value="5.59296" calcext:value-type="float">
            <text:p>5,59296</text:p>
          </table:table-cell>
          <table:table-cell/>
          <table:table-cell office:value-type="float" office:value="7.577635" calcext:value-type="float">
            <text:p>7,577635</text:p>
          </table:table-cell>
          <table:table-cell office:value-type="float" office:value="5.250758" calcext:value-type="float">
            <text:p>5,250758</text:p>
          </table:table-cell>
          <table:table-cell/>
          <table:table-cell office:value-type="float" office:value="7.128246" calcext:value-type="float">
            <text:p>7,128246</text:p>
          </table:table-cell>
          <table:table-cell office:value-type="float" office:value="5.736915" calcext:value-type="float">
            <text:p>5,73691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35</text:p>
          </table:table-cell>
          <table:table-cell office:value-type="float" office:value="6.715608" calcext:value-type="float">
            <text:p>6,715608</text:p>
          </table:table-cell>
          <table:table-cell office:value-type="float" office:value="6.032665" calcext:value-type="float">
            <text:p>6,032665</text:p>
          </table:table-cell>
          <table:table-cell/>
          <table:table-cell office:value-type="float" office:value="8.840909" calcext:value-type="float">
            <text:p>8,840909</text:p>
          </table:table-cell>
          <table:table-cell office:value-type="float" office:value="5.161506" calcext:value-type="float">
            <text:p>5,161506</text:p>
          </table:table-cell>
          <table:table-cell/>
          <table:table-cell office:value-type="float" office:value="7.504296" calcext:value-type="float">
            <text:p>7,504296</text:p>
          </table:table-cell>
          <table:table-cell office:value-type="float" office:value="6.437481" calcext:value-type="float">
            <text:p>6,43748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36</text:p>
          </table:table-cell>
          <table:table-cell office:value-type="float" office:value="7.120745" calcext:value-type="float">
            <text:p>7,120745</text:p>
          </table:table-cell>
          <table:table-cell office:value-type="float" office:value="6.985026" calcext:value-type="float">
            <text:p>6,985026</text:p>
          </table:table-cell>
          <table:table-cell/>
          <table:table-cell office:value-type="float" office:value="8.830763" calcext:value-type="float">
            <text:p>8,830763</text:p>
          </table:table-cell>
          <table:table-cell office:value-type="float" office:value="6.37145" calcext:value-type="float">
            <text:p>6,37145</text:p>
          </table:table-cell>
          <table:table-cell/>
          <table:table-cell office:value-type="float" office:value="8.805043" calcext:value-type="float">
            <text:p>8,805043</text:p>
          </table:table-cell>
          <table:table-cell office:value-type="float" office:value="6.435902" calcext:value-type="float">
            <text:p>6,43590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37</text:p>
          </table:table-cell>
          <table:table-cell office:value-type="float" office:value="8.903602" calcext:value-type="float">
            <text:p>8,903602</text:p>
          </table:table-cell>
          <table:table-cell office:value-type="float" office:value="4.616422" calcext:value-type="float">
            <text:p>4,616422</text:p>
          </table:table-cell>
          <table:table-cell/>
          <table:table-cell office:value-type="float" office:value="8.477987" calcext:value-type="float">
            <text:p>8,477987</text:p>
          </table:table-cell>
          <table:table-cell office:value-type="float" office:value="6.424491" calcext:value-type="float">
            <text:p>6,424491</text:p>
          </table:table-cell>
          <table:table-cell/>
          <table:table-cell office:value-type="float" office:value="7.614061" calcext:value-type="float">
            <text:p>7,614061</text:p>
          </table:table-cell>
          <table:table-cell office:value-type="float" office:value="5.858293" calcext:value-type="float">
            <text:p>5,85829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38</text:p>
          </table:table-cell>
          <table:table-cell office:value-type="float" office:value="7.121083" calcext:value-type="float">
            <text:p>7,121083</text:p>
          </table:table-cell>
          <table:table-cell office:value-type="float" office:value="6.04796" calcext:value-type="float">
            <text:p>6,04796</text:p>
          </table:table-cell>
          <table:table-cell/>
          <table:table-cell office:value-type="float" office:value="8.642291" calcext:value-type="float">
            <text:p>8,642291</text:p>
          </table:table-cell>
          <table:table-cell office:value-type="float" office:value="5.520492" calcext:value-type="float">
            <text:p>5,520492</text:p>
          </table:table-cell>
          <table:table-cell/>
          <table:table-cell office:value-type="float" office:value="8.855349" calcext:value-type="float">
            <text:p>8,855349</text:p>
          </table:table-cell>
          <table:table-cell office:value-type="float" office:value="5.58294" calcext:value-type="float">
            <text:p>5,5829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39</text:p>
          </table:table-cell>
          <table:table-cell office:value-type="float" office:value="5.987642" calcext:value-type="float">
            <text:p>5,987642</text:p>
          </table:table-cell>
          <table:table-cell office:value-type="float" office:value="6.815938" calcext:value-type="float">
            <text:p>6,815938</text:p>
          </table:table-cell>
          <table:table-cell/>
          <table:table-cell office:value-type="float" office:value="7.57357" calcext:value-type="float">
            <text:p>7,57357</text:p>
          </table:table-cell>
          <table:table-cell office:value-type="float" office:value="5.087176" calcext:value-type="float">
            <text:p>5,087176</text:p>
          </table:table-cell>
          <table:table-cell/>
          <table:table-cell office:value-type="float" office:value="7.04438" calcext:value-type="float">
            <text:p>7,04438</text:p>
          </table:table-cell>
          <table:table-cell office:value-type="float" office:value="5.528274" calcext:value-type="float">
            <text:p>5,5282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40</text:p>
          </table:table-cell>
          <table:table-cell office:value-type="float" office:value="7.709346" calcext:value-type="float">
            <text:p>7,709346</text:p>
          </table:table-cell>
          <table:table-cell office:value-type="float" office:value="4.709539" calcext:value-type="float">
            <text:p>4,709539</text:p>
          </table:table-cell>
          <table:table-cell/>
          <table:table-cell office:value-type="float" office:value="8.306818" calcext:value-type="float">
            <text:p>8,306818</text:p>
          </table:table-cell>
          <table:table-cell office:value-type="float" office:value="6.368393" calcext:value-type="float">
            <text:p>6,368393</text:p>
          </table:table-cell>
          <table:table-cell/>
          <table:table-cell office:value-type="float" office:value="7.325623" calcext:value-type="float">
            <text:p>7,325623</text:p>
          </table:table-cell>
          <table:table-cell office:value-type="float" office:value="5.456988" calcext:value-type="float">
            <text:p>5,4569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41</text:p>
          </table:table-cell>
          <table:table-cell office:value-type="float" office:value="6.203608" calcext:value-type="float">
            <text:p>6,203608</text:p>
          </table:table-cell>
          <table:table-cell office:value-type="float" office:value="6.279071" calcext:value-type="float">
            <text:p>6,279071</text:p>
          </table:table-cell>
          <table:table-cell/>
          <table:table-cell office:value-type="float" office:value="8.437541" calcext:value-type="float">
            <text:p>8,437541</text:p>
          </table:table-cell>
          <table:table-cell office:value-type="float" office:value="5.251579" calcext:value-type="float">
            <text:p>5,251579</text:p>
          </table:table-cell>
          <table:table-cell/>
          <table:table-cell office:value-type="float" office:value="7.241329" calcext:value-type="float">
            <text:p>7,241329</text:p>
          </table:table-cell>
          <table:table-cell office:value-type="float" office:value="5.236485" calcext:value-type="float">
            <text:p>5,23648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42</text:p>
          </table:table-cell>
          <table:table-cell office:value-type="float" office:value="8.066109" calcext:value-type="float">
            <text:p>8,066109</text:p>
          </table:table-cell>
          <table:table-cell office:value-type="float" office:value="4.514433" calcext:value-type="float">
            <text:p>4,514433</text:p>
          </table:table-cell>
          <table:table-cell/>
          <table:table-cell office:value-type="float" office:value="8.463025" calcext:value-type="float">
            <text:p>8,463025</text:p>
          </table:table-cell>
          <table:table-cell office:value-type="float" office:value="6.537919" calcext:value-type="float">
            <text:p>6,537919</text:p>
          </table:table-cell>
          <table:table-cell/>
          <table:table-cell office:value-type="float" office:value="8.555604" calcext:value-type="float">
            <text:p>8,555604</text:p>
          </table:table-cell>
          <table:table-cell office:value-type="float" office:value="5.247788" calcext:value-type="float">
            <text:p>5,24778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43</text:p>
          </table:table-cell>
          <table:table-cell office:value-type="float" office:value="7.572459" calcext:value-type="float">
            <text:p>7,572459</text:p>
          </table:table-cell>
          <table:table-cell office:value-type="float" office:value="7.088052" calcext:value-type="float">
            <text:p>7,088052</text:p>
          </table:table-cell>
          <table:table-cell/>
          <table:table-cell office:value-type="float" office:value="7.17976" calcext:value-type="float">
            <text:p>7,17976</text:p>
          </table:table-cell>
          <table:table-cell office:value-type="float" office:value="5.968713" calcext:value-type="float">
            <text:p>5,968713</text:p>
          </table:table-cell>
          <table:table-cell/>
          <table:table-cell office:value-type="float" office:value="8.030839" calcext:value-type="float">
            <text:p>8,030839</text:p>
          </table:table-cell>
          <table:table-cell office:value-type="float" office:value="5.393099" calcext:value-type="float">
            <text:p>5,39309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44</text:p>
          </table:table-cell>
          <table:table-cell office:value-type="float" office:value="8.182005" calcext:value-type="float">
            <text:p>8,182005</text:p>
          </table:table-cell>
          <table:table-cell office:value-type="float" office:value="5.096258" calcext:value-type="float">
            <text:p>5,096258</text:p>
          </table:table-cell>
          <table:table-cell/>
          <table:table-cell office:value-type="float" office:value="7.825444" calcext:value-type="float">
            <text:p>7,825444</text:p>
          </table:table-cell>
          <table:table-cell office:value-type="float" office:value="5.965015" calcext:value-type="float">
            <text:p>5,965015</text:p>
          </table:table-cell>
          <table:table-cell/>
          <table:table-cell office:value-type="float" office:value="8.87147" calcext:value-type="float">
            <text:p>8,87147</text:p>
          </table:table-cell>
          <table:table-cell office:value-type="float" office:value="6.79989" calcext:value-type="float">
            <text:p>6,7998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45</text:p>
          </table:table-cell>
          <table:table-cell office:value-type="float" office:value="7.850149" calcext:value-type="float">
            <text:p>7,850149</text:p>
          </table:table-cell>
          <table:table-cell office:value-type="float" office:value="6.243363" calcext:value-type="float">
            <text:p>6,243363</text:p>
          </table:table-cell>
          <table:table-cell/>
          <table:table-cell office:value-type="float" office:value="8.292346" calcext:value-type="float">
            <text:p>8,292346</text:p>
          </table:table-cell>
          <table:table-cell office:value-type="float" office:value="5.853673" calcext:value-type="float">
            <text:p>5,853673</text:p>
          </table:table-cell>
          <table:table-cell/>
          <table:table-cell office:value-type="float" office:value="8.617524" calcext:value-type="float">
            <text:p>8,617524</text:p>
          </table:table-cell>
          <table:table-cell office:value-type="float" office:value="5.511341" calcext:value-type="float">
            <text:p>5,51134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46</text:p>
          </table:table-cell>
          <table:table-cell office:value-type="float" office:value="5.9003" calcext:value-type="float">
            <text:p>5,9003</text:p>
          </table:table-cell>
          <table:table-cell office:value-type="float" office:value="5.246787" calcext:value-type="float">
            <text:p>5,246787</text:p>
          </table:table-cell>
          <table:table-cell/>
          <table:table-cell office:value-type="float" office:value="8.628982" calcext:value-type="float">
            <text:p>8,628982</text:p>
          </table:table-cell>
          <table:table-cell office:value-type="float" office:value="5.221634" calcext:value-type="float">
            <text:p>5,221634</text:p>
          </table:table-cell>
          <table:table-cell/>
          <table:table-cell office:value-type="float" office:value="8.837107" calcext:value-type="float">
            <text:p>8,837107</text:p>
          </table:table-cell>
          <table:table-cell office:value-type="float" office:value="5.111473" calcext:value-type="float">
            <text:p>5,11147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47</text:p>
          </table:table-cell>
          <table:table-cell office:value-type="float" office:value="5.957142" calcext:value-type="float">
            <text:p>5,957142</text:p>
          </table:table-cell>
          <table:table-cell office:value-type="float" office:value="4.727187" calcext:value-type="float">
            <text:p>4,727187</text:p>
          </table:table-cell>
          <table:table-cell/>
          <table:table-cell office:value-type="float" office:value="7.850233" calcext:value-type="float">
            <text:p>7,850233</text:p>
          </table:table-cell>
          <table:table-cell office:value-type="float" office:value="5.01367" calcext:value-type="float">
            <text:p>5,01367</text:p>
          </table:table-cell>
          <table:table-cell/>
          <table:table-cell office:value-type="float" office:value="8.347694" calcext:value-type="float">
            <text:p>8,347694</text:p>
          </table:table-cell>
          <table:table-cell office:value-type="float" office:value="5.21686" calcext:value-type="float">
            <text:p>5,21686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48</text:p>
          </table:table-cell>
          <table:table-cell office:value-type="float" office:value="8.26862" calcext:value-type="float">
            <text:p>8,26862</text:p>
          </table:table-cell>
          <table:table-cell office:value-type="float" office:value="6.043041" calcext:value-type="float">
            <text:p>6,043041</text:p>
          </table:table-cell>
          <table:table-cell/>
          <table:table-cell office:value-type="float" office:value="8.838581" calcext:value-type="float">
            <text:p>8,838581</text:p>
          </table:table-cell>
          <table:table-cell office:value-type="float" office:value="6.855193" calcext:value-type="float">
            <text:p>6,855193</text:p>
          </table:table-cell>
          <table:table-cell/>
          <table:table-cell office:value-type="float" office:value="8.072746" calcext:value-type="float">
            <text:p>8,072746</text:p>
          </table:table-cell>
          <table:table-cell office:value-type="float" office:value="5.414083" calcext:value-type="float">
            <text:p>5,41408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49</text:p>
          </table:table-cell>
          <table:table-cell office:value-type="float" office:value="6.658891" calcext:value-type="float">
            <text:p>6,658891</text:p>
          </table:table-cell>
          <table:table-cell office:value-type="float" office:value="6.80617" calcext:value-type="float">
            <text:p>6,80617</text:p>
          </table:table-cell>
          <table:table-cell/>
          <table:table-cell office:value-type="float" office:value="8.581877" calcext:value-type="float">
            <text:p>8,581877</text:p>
          </table:table-cell>
          <table:table-cell office:value-type="float" office:value="6.732019" calcext:value-type="float">
            <text:p>6,732019</text:p>
          </table:table-cell>
          <table:table-cell/>
          <table:table-cell office:value-type="float" office:value="8.598617" calcext:value-type="float">
            <text:p>8,598617</text:p>
          </table:table-cell>
          <table:table-cell office:value-type="float" office:value="6.469377" calcext:value-type="float">
            <text:p>6,46937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xec 50</text:p>
          </table:table-cell>
          <table:table-cell office:value-type="float" office:value="8.18717" calcext:value-type="float">
            <text:p>8,18717</text:p>
          </table:table-cell>
          <table:table-cell office:value-type="float" office:value="6.78923" calcext:value-type="float">
            <text:p>6,78923</text:p>
          </table:table-cell>
          <table:table-cell/>
          <table:table-cell office:value-type="float" office:value="7.94468" calcext:value-type="float">
            <text:p>7,94468</text:p>
          </table:table-cell>
          <table:table-cell office:value-type="float" office:value="6.596356" calcext:value-type="float">
            <text:p>6,596356</text:p>
          </table:table-cell>
          <table:table-cell/>
          <table:table-cell office:value-type="float" office:value="8.312334" calcext:value-type="float">
            <text:p>8,312334</text:p>
          </table:table-cell>
          <table:table-cell office:value-type="float" office:value="5.427214" calcext:value-type="float">
            <text:p>5,427214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2" table:formula="of:=AVERAGE([.B2:.B51])" office:value-type="float" office:value="7.2467061" calcext:value-type="float">
            <text:p>7,2467061</text:p>
          </table:table-cell>
          <table:table-cell table:style-name="ce2" table:formula="of:=AVERAGE([.C2:.C51])" office:value-type="float" office:value="5.6676014" calcext:value-type="float">
            <text:p>5,6676014</text:p>
          </table:table-cell>
          <table:table-cell table:style-name="ce2"/>
          <table:table-cell table:style-name="ce2" table:formula="of:=AVERAGE([.E2:.E51])" office:value-type="float" office:value="8.15764286" calcext:value-type="float">
            <text:p>8,15764286</text:p>
          </table:table-cell>
          <table:table-cell table:style-name="ce2" table:formula="of:=AVERAGE([.F2:.F51])" office:value-type="float" office:value="5.88640962" calcext:value-type="float">
            <text:p>5,88640962</text:p>
          </table:table-cell>
          <table:table-cell table:style-name="ce2"/>
          <table:table-cell table:style-name="ce2" table:formula="of:=AVERAGE([.H2:.H51])" office:value-type="float" office:value="7.9893026" calcext:value-type="float">
            <text:p>7,9893026</text:p>
          </table:table-cell>
          <table:table-cell table:style-name="ce2" table:formula="of:=AVERAGE([.I2:.I51])" office:value-type="float" office:value="5.89277378" calcext:value-type="float">
            <text:p>5,8927737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D_DEV</text:p>
          </table:table-cell>
          <table:table-cell table:style-name="ce2" table:formula="of:=STDEV([.B2:.B51])" office:value-type="float" office:value="0.975609617616622" calcext:value-type="float">
            <text:p>0,975609617616622</text:p>
          </table:table-cell>
          <table:table-cell table:style-name="ce2" table:formula="of:=STDEV([.C2:.C51])" office:value-type="float" office:value="0.791711267056136" calcext:value-type="float">
            <text:p>0,791711267056136</text:p>
          </table:table-cell>
          <table:table-cell table:style-name="ce2"/>
          <table:table-cell table:style-name="ce2" table:formula="of:=STDEV([.E2:.E51])" office:value-type="float" office:value="0.605071573402685" calcext:value-type="float">
            <text:p>0,605071573402685</text:p>
          </table:table-cell>
          <table:table-cell table:style-name="ce2" table:formula="of:=STDEV([.F2:.F51])" office:value-type="float" office:value="0.599455688122622" calcext:value-type="float">
            <text:p>0,599455688122622</text:p>
          </table:table-cell>
          <table:table-cell table:style-name="ce2"/>
          <table:table-cell table:style-name="ce2" table:formula="of:=STDEV([.H2:.H51])" office:value-type="float" office:value="0.556166658757453" calcext:value-type="float">
            <text:p>0,556166658757453</text:p>
          </table:table-cell>
          <table:table-cell table:style-name="ce2" table:formula="of:=STDEV([.I2:.I51])" office:value-type="float" office:value="0.537255321335126" calcext:value-type="float">
            <text:p>0,537255321335126</text:p>
          </table:table-cell>
          <table:table-cell/>
          <table:table-cell table:style-name="ce2"/>
        </table:table-row>
        <table:table-row table:style-name="ro1" table:number-rows-repeated="8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float" office:value="6.969879" calcext:value-type="float">
            <text:p>6,969879</text:p>
          </table:table-cell>
          <table:table-cell office:value-type="float" office:value="4.795351" calcext:value-type="float">
            <text:p>4,795351</text:p>
          </table:table-cell>
          <table:table-cell/>
          <table:table-cell office:value-type="float" office:value="6.686805" calcext:value-type="float">
            <text:p>6,686805</text:p>
          </table:table-cell>
          <table:table-cell office:value-type="float" office:value="5.692916" calcext:value-type="float">
            <text:p>5,692916</text:p>
          </table:table-cell>
          <table:table-cell table:style-name="ce3"/>
          <table:table-cell office:value-type="float" office:value="6.627069" calcext:value-type="float">
            <text:p>6,627069</text:p>
          </table:table-cell>
          <table:table-cell office:value-type="float" office:value="4.476708" calcext:value-type="float">
            <text:p>4,476708</text:p>
          </table:table-cell>
          <table:table-cell/>
          <table:table-cell table:style-name="ce7" office:value-type="string" calcext:value-type="string">
            <text:p>SEM OFF</text:p>
          </table:table-cell>
        </table:table-row>
        <table:table-row table:style-name="ro1">
          <table:table-cell/>
          <table:table-cell office:value-type="float" office:value="7.650119" calcext:value-type="float">
            <text:p>7,650119</text:p>
          </table:table-cell>
          <table:table-cell office:value-type="float" office:value="3.370178" calcext:value-type="float">
            <text:p>3,370178</text:p>
          </table:table-cell>
          <table:table-cell/>
          <table:table-cell office:value-type="float" office:value="6.601177" calcext:value-type="float">
            <text:p>6,601177</text:p>
          </table:table-cell>
          <table:table-cell office:value-type="float" office:value="5.745953" calcext:value-type="float">
            <text:p>5,745953</text:p>
          </table:table-cell>
          <table:table-cell table:style-name="ce3"/>
          <table:table-cell office:value-type="float" office:value="7.531549" calcext:value-type="float">
            <text:p>7,531549</text:p>
          </table:table-cell>
          <table:table-cell office:value-type="float" office:value="4.383731" calcext:value-type="float">
            <text:p>4,3837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935404" calcext:value-type="float">
            <text:p>6,935404</text:p>
          </table:table-cell>
          <table:table-cell office:value-type="float" office:value="4.326121" calcext:value-type="float">
            <text:p>4,326121</text:p>
          </table:table-cell>
          <table:table-cell/>
          <table:table-cell office:value-type="float" office:value="7.230593" calcext:value-type="float">
            <text:p>7,230593</text:p>
          </table:table-cell>
          <table:table-cell office:value-type="float" office:value="5.621056" calcext:value-type="float">
            <text:p>5,621056</text:p>
          </table:table-cell>
          <table:table-cell table:style-name="ce3"/>
          <table:table-cell office:value-type="float" office:value="7.022765" calcext:value-type="float">
            <text:p>7,022765</text:p>
          </table:table-cell>
          <table:table-cell office:value-type="float" office:value="4.342836" calcext:value-type="float">
            <text:p>4,3428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563647" calcext:value-type="float">
            <text:p>6,563647</text:p>
          </table:table-cell>
          <table:table-cell office:value-type="float" office:value="4.09855" calcext:value-type="float">
            <text:p>4,09855</text:p>
          </table:table-cell>
          <table:table-cell/>
          <table:table-cell office:value-type="float" office:value="6.309133" calcext:value-type="float">
            <text:p>6,309133</text:p>
          </table:table-cell>
          <table:table-cell office:value-type="float" office:value="5.254037" calcext:value-type="float">
            <text:p>5,254037</text:p>
          </table:table-cell>
          <table:table-cell table:style-name="ce3"/>
          <table:table-cell office:value-type="float" office:value="6.925547" calcext:value-type="float">
            <text:p>6,925547</text:p>
          </table:table-cell>
          <table:table-cell office:value-type="float" office:value="4.635013" calcext:value-type="float">
            <text:p>4,6350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01956" calcext:value-type="float">
            <text:p>7,501956</text:p>
          </table:table-cell>
          <table:table-cell office:value-type="float" office:value="4.578571" calcext:value-type="float">
            <text:p>4,578571</text:p>
          </table:table-cell>
          <table:table-cell/>
          <table:table-cell office:value-type="float" office:value="7.484974" calcext:value-type="float">
            <text:p>7,484974</text:p>
          </table:table-cell>
          <table:table-cell office:value-type="float" office:value="4.311956" calcext:value-type="float">
            <text:p>4,311956</text:p>
          </table:table-cell>
          <table:table-cell table:style-name="ce3"/>
          <table:table-cell office:value-type="float" office:value="7.373148" calcext:value-type="float">
            <text:p>7,373148</text:p>
          </table:table-cell>
          <table:table-cell office:value-type="float" office:value="5.041131" calcext:value-type="float">
            <text:p>5,0411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04085" calcext:value-type="float">
            <text:p>7,104085</text:p>
          </table:table-cell>
          <table:table-cell office:value-type="float" office:value="3.611649" calcext:value-type="float">
            <text:p>3,611649</text:p>
          </table:table-cell>
          <table:table-cell/>
          <table:table-cell office:value-type="float" office:value="6.941471" calcext:value-type="float">
            <text:p>6,941471</text:p>
          </table:table-cell>
          <table:table-cell office:value-type="float" office:value="4.065297" calcext:value-type="float">
            <text:p>4,065297</text:p>
          </table:table-cell>
          <table:table-cell table:style-name="ce3"/>
          <table:table-cell office:value-type="float" office:value="6.600377" calcext:value-type="float">
            <text:p>6,600377</text:p>
          </table:table-cell>
          <table:table-cell office:value-type="float" office:value="4.503397" calcext:value-type="float">
            <text:p>4,5033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78447" calcext:value-type="float">
            <text:p>6,478447</text:p>
          </table:table-cell>
          <table:table-cell office:value-type="float" office:value="4.268145" calcext:value-type="float">
            <text:p>4,268145</text:p>
          </table:table-cell>
          <table:table-cell/>
          <table:table-cell office:value-type="float" office:value="6.769497" calcext:value-type="float">
            <text:p>6,769497</text:p>
          </table:table-cell>
          <table:table-cell office:value-type="float" office:value="4.123144" calcext:value-type="float">
            <text:p>4,123144</text:p>
          </table:table-cell>
          <table:table-cell table:style-name="ce3"/>
          <table:table-cell office:value-type="float" office:value="7.671253" calcext:value-type="float">
            <text:p>7,671253</text:p>
          </table:table-cell>
          <table:table-cell office:value-type="float" office:value="4.70386" calcext:value-type="float">
            <text:p>4,703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326322" calcext:value-type="float">
            <text:p>6,326322</text:p>
          </table:table-cell>
          <table:table-cell office:value-type="float" office:value="3.648453" calcext:value-type="float">
            <text:p>3,648453</text:p>
          </table:table-cell>
          <table:table-cell/>
          <table:table-cell office:value-type="float" office:value="7.733761" calcext:value-type="float">
            <text:p>7,733761</text:p>
          </table:table-cell>
          <table:table-cell office:value-type="float" office:value="5.27798" calcext:value-type="float">
            <text:p>5,27798</text:p>
          </table:table-cell>
          <table:table-cell table:style-name="ce3"/>
          <table:table-cell office:value-type="float" office:value="7.803537" calcext:value-type="float">
            <text:p>7,803537</text:p>
          </table:table-cell>
          <table:table-cell office:value-type="float" office:value="4.765574" calcext:value-type="float">
            <text:p>4,7655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704835" calcext:value-type="float">
            <text:p>7,704835</text:p>
          </table:table-cell>
          <table:table-cell office:value-type="float" office:value="3.494282" calcext:value-type="float">
            <text:p>3,494282</text:p>
          </table:table-cell>
          <table:table-cell/>
          <table:table-cell office:value-type="float" office:value="7.345911" calcext:value-type="float">
            <text:p>7,345911</text:p>
          </table:table-cell>
          <table:table-cell office:value-type="float" office:value="5.169757" calcext:value-type="float">
            <text:p>5,169757</text:p>
          </table:table-cell>
          <table:table-cell table:style-name="ce3"/>
          <table:table-cell office:value-type="float" office:value="7.648058" calcext:value-type="float">
            <text:p>7,648058</text:p>
          </table:table-cell>
          <table:table-cell office:value-type="float" office:value="5.02185" calcext:value-type="float">
            <text:p>5,02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325848" calcext:value-type="float">
            <text:p>6,325848</text:p>
          </table:table-cell>
          <table:table-cell office:value-type="float" office:value="3.623409" calcext:value-type="float">
            <text:p>3,623409</text:p>
          </table:table-cell>
          <table:table-cell/>
          <table:table-cell office:value-type="float" office:value="6.352304" calcext:value-type="float">
            <text:p>6,352304</text:p>
          </table:table-cell>
          <table:table-cell office:value-type="float" office:value="4.320632" calcext:value-type="float">
            <text:p>4,320632</text:p>
          </table:table-cell>
          <table:table-cell table:style-name="ce3"/>
          <table:table-cell office:value-type="float" office:value="7.339242" calcext:value-type="float">
            <text:p>7,339242</text:p>
          </table:table-cell>
          <table:table-cell office:value-type="float" office:value="4.748078" calcext:value-type="float">
            <text:p>4,7480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038279" calcext:value-type="float">
            <text:p>6,038279</text:p>
          </table:table-cell>
          <table:table-cell office:value-type="float" office:value="4.638645" calcext:value-type="float">
            <text:p>4,638645</text:p>
          </table:table-cell>
          <table:table-cell/>
          <table:table-cell office:value-type="float" office:value="6.962182" calcext:value-type="float">
            <text:p>6,962182</text:p>
          </table:table-cell>
          <table:table-cell office:value-type="float" office:value="4.11656" calcext:value-type="float">
            <text:p>4,11656</text:p>
          </table:table-cell>
          <table:table-cell table:style-name="ce3"/>
          <table:table-cell office:value-type="float" office:value="7.135982" calcext:value-type="float">
            <text:p>7,135982</text:p>
          </table:table-cell>
          <table:table-cell office:value-type="float" office:value="4.202773" calcext:value-type="float">
            <text:p>4,2027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360227" calcext:value-type="float">
            <text:p>7,360227</text:p>
          </table:table-cell>
          <table:table-cell office:value-type="float" office:value="3.51145" calcext:value-type="float">
            <text:p>3,51145</text:p>
          </table:table-cell>
          <table:table-cell/>
          <table:table-cell office:value-type="float" office:value="7.861681" calcext:value-type="float">
            <text:p>7,861681</text:p>
          </table:table-cell>
          <table:table-cell office:value-type="float" office:value="5.355061" calcext:value-type="float">
            <text:p>5,355061</text:p>
          </table:table-cell>
          <table:table-cell table:style-name="ce3"/>
          <table:table-cell office:value-type="float" office:value="6.364159" calcext:value-type="float">
            <text:p>6,364159</text:p>
          </table:table-cell>
          <table:table-cell office:value-type="float" office:value="5.006862" calcext:value-type="float">
            <text:p>5,0068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85173" calcext:value-type="float">
            <text:p>7,185173</text:p>
          </table:table-cell>
          <table:table-cell office:value-type="float" office:value="3.167712" calcext:value-type="float">
            <text:p>3,167712</text:p>
          </table:table-cell>
          <table:table-cell/>
          <table:table-cell office:value-type="float" office:value="6.426218" calcext:value-type="float">
            <text:p>6,426218</text:p>
          </table:table-cell>
          <table:table-cell office:value-type="float" office:value="5.816514" calcext:value-type="float">
            <text:p>5,816514</text:p>
          </table:table-cell>
          <table:table-cell table:style-name="ce3"/>
          <table:table-cell office:value-type="float" office:value="6.042237" calcext:value-type="float">
            <text:p>6,042237</text:p>
          </table:table-cell>
          <table:table-cell office:value-type="float" office:value="4.175163" calcext:value-type="float">
            <text:p>4,1751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410337" calcext:value-type="float">
            <text:p>7,410337</text:p>
          </table:table-cell>
          <table:table-cell office:value-type="float" office:value="4.77948" calcext:value-type="float">
            <text:p>4,77948</text:p>
          </table:table-cell>
          <table:table-cell/>
          <table:table-cell office:value-type="float" office:value="6.199912" calcext:value-type="float">
            <text:p>6,199912</text:p>
          </table:table-cell>
          <table:table-cell office:value-type="float" office:value="4.37836" calcext:value-type="float">
            <text:p>4,37836</text:p>
          </table:table-cell>
          <table:table-cell table:style-name="ce3"/>
          <table:table-cell office:value-type="float" office:value="7.630703" calcext:value-type="float">
            <text:p>7,630703</text:p>
          </table:table-cell>
          <table:table-cell office:value-type="float" office:value="4.61602" calcext:value-type="float">
            <text:p>4,616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948648" calcext:value-type="float">
            <text:p>6,948648</text:p>
          </table:table-cell>
          <table:table-cell office:value-type="float" office:value="4.181757" calcext:value-type="float">
            <text:p>4,181757</text:p>
          </table:table-cell>
          <table:table-cell/>
          <table:table-cell office:value-type="float" office:value="7.512302" calcext:value-type="float">
            <text:p>7,512302</text:p>
          </table:table-cell>
          <table:table-cell office:value-type="float" office:value="4.344087" calcext:value-type="float">
            <text:p>4,344087</text:p>
          </table:table-cell>
          <table:table-cell table:style-name="ce3"/>
          <table:table-cell office:value-type="float" office:value="7.086102" calcext:value-type="float">
            <text:p>7,086102</text:p>
          </table:table-cell>
          <table:table-cell office:value-type="float" office:value="4.150051" calcext:value-type="float">
            <text:p>4,1500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87202" calcext:value-type="float">
            <text:p>7,187202</text:p>
          </table:table-cell>
          <table:table-cell office:value-type="float" office:value="3.46081" calcext:value-type="float">
            <text:p>3,46081</text:p>
          </table:table-cell>
          <table:table-cell/>
          <table:table-cell office:value-type="float" office:value="7.539855" calcext:value-type="float">
            <text:p>7,539855</text:p>
          </table:table-cell>
          <table:table-cell office:value-type="float" office:value="5.083519" calcext:value-type="float">
            <text:p>5,083519</text:p>
          </table:table-cell>
          <table:table-cell table:style-name="ce3"/>
          <table:table-cell office:value-type="float" office:value="6.08498" calcext:value-type="float">
            <text:p>6,08498</text:p>
          </table:table-cell>
          <table:table-cell office:value-type="float" office:value="4.440153" calcext:value-type="float">
            <text:p>4,4401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215279" calcext:value-type="float">
            <text:p>7,215279</text:p>
          </table:table-cell>
          <table:table-cell office:value-type="float" office:value="4.531258" calcext:value-type="float">
            <text:p>4,531258</text:p>
          </table:table-cell>
          <table:table-cell/>
          <table:table-cell office:value-type="float" office:value="6.737055" calcext:value-type="float">
            <text:p>6,737055</text:p>
          </table:table-cell>
          <table:table-cell office:value-type="float" office:value="4.867467" calcext:value-type="float">
            <text:p>4,867467</text:p>
          </table:table-cell>
          <table:table-cell table:style-name="ce3"/>
          <table:table-cell office:value-type="float" office:value="7.359575" calcext:value-type="float">
            <text:p>7,359575</text:p>
          </table:table-cell>
          <table:table-cell office:value-type="float" office:value="4.389193" calcext:value-type="float">
            <text:p>4,3891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390412" calcext:value-type="float">
            <text:p>7,390412</text:p>
          </table:table-cell>
          <table:table-cell office:value-type="float" office:value="4.75986" calcext:value-type="float">
            <text:p>4,75986</text:p>
          </table:table-cell>
          <table:table-cell/>
          <table:table-cell office:value-type="float" office:value="7.423142" calcext:value-type="float">
            <text:p>7,423142</text:p>
          </table:table-cell>
          <table:table-cell office:value-type="float" office:value="4.905525" calcext:value-type="float">
            <text:p>4,905525</text:p>
          </table:table-cell>
          <table:table-cell table:style-name="ce3"/>
          <table:table-cell office:value-type="float" office:value="6.446758" calcext:value-type="float">
            <text:p>6,446758</text:p>
          </table:table-cell>
          <table:table-cell office:value-type="float" office:value="5.09251" calcext:value-type="float">
            <text:p>5,092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234007" calcext:value-type="float">
            <text:p>7,234007</text:p>
          </table:table-cell>
          <table:table-cell office:value-type="float" office:value="3.516652" calcext:value-type="float">
            <text:p>3,516652</text:p>
          </table:table-cell>
          <table:table-cell/>
          <table:table-cell office:value-type="float" office:value="6.779289" calcext:value-type="float">
            <text:p>6,779289</text:p>
          </table:table-cell>
          <table:table-cell office:value-type="float" office:value="4.51881" calcext:value-type="float">
            <text:p>4,51881</text:p>
          </table:table-cell>
          <table:table-cell table:style-name="ce3"/>
          <table:table-cell office:value-type="float" office:value="7.697819" calcext:value-type="float">
            <text:p>7,697819</text:p>
          </table:table-cell>
          <table:table-cell office:value-type="float" office:value="4.585313" calcext:value-type="float">
            <text:p>4,585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0461" calcext:value-type="float">
            <text:p>7,0461</text:p>
          </table:table-cell>
          <table:table-cell office:value-type="float" office:value="3.275669" calcext:value-type="float">
            <text:p>3,275669</text:p>
          </table:table-cell>
          <table:table-cell/>
          <table:table-cell office:value-type="float" office:value="6.347369" calcext:value-type="float">
            <text:p>6,347369</text:p>
          </table:table-cell>
          <table:table-cell office:value-type="float" office:value="5.673869" calcext:value-type="float">
            <text:p>5,673869</text:p>
          </table:table-cell>
          <table:table-cell table:style-name="ce3"/>
          <table:table-cell office:value-type="float" office:value="6.202678" calcext:value-type="float">
            <text:p>6,202678</text:p>
          </table:table-cell>
          <table:table-cell office:value-type="float" office:value="4.836743" calcext:value-type="float">
            <text:p>4,8367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260888" calcext:value-type="float">
            <text:p>6,260888</text:p>
          </table:table-cell>
          <table:table-cell office:value-type="float" office:value="3.023663" calcext:value-type="float">
            <text:p>3,023663</text:p>
          </table:table-cell>
          <table:table-cell/>
          <table:table-cell office:value-type="float" office:value="7.119517" calcext:value-type="float">
            <text:p>7,119517</text:p>
          </table:table-cell>
          <table:table-cell office:value-type="float" office:value="5.466139" calcext:value-type="float">
            <text:p>5,466139</text:p>
          </table:table-cell>
          <table:table-cell table:style-name="ce3"/>
          <table:table-cell office:value-type="float" office:value="6.116479" calcext:value-type="float">
            <text:p>6,116479</text:p>
          </table:table-cell>
          <table:table-cell office:value-type="float" office:value="4.480077" calcext:value-type="float">
            <text:p>4,4800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993541" calcext:value-type="float">
            <text:p>6,993541</text:p>
          </table:table-cell>
          <table:table-cell office:value-type="float" office:value="3.715105" calcext:value-type="float">
            <text:p>3,715105</text:p>
          </table:table-cell>
          <table:table-cell/>
          <table:table-cell office:value-type="float" office:value="7.361166" calcext:value-type="float">
            <text:p>7,361166</text:p>
          </table:table-cell>
          <table:table-cell office:value-type="float" office:value="5.531136" calcext:value-type="float">
            <text:p>5,531136</text:p>
          </table:table-cell>
          <table:table-cell table:style-name="ce3"/>
          <table:table-cell office:value-type="float" office:value="7.467971" calcext:value-type="float">
            <text:p>7,467971</text:p>
          </table:table-cell>
          <table:table-cell office:value-type="float" office:value="5.038726" calcext:value-type="float">
            <text:p>5,0387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048427" calcext:value-type="float">
            <text:p>6,048427</text:p>
          </table:table-cell>
          <table:table-cell office:value-type="float" office:value="4.905029" calcext:value-type="float">
            <text:p>4,905029</text:p>
          </table:table-cell>
          <table:table-cell/>
          <table:table-cell office:value-type="float" office:value="7.828764" calcext:value-type="float">
            <text:p>7,828764</text:p>
          </table:table-cell>
          <table:table-cell office:value-type="float" office:value="4.480081" calcext:value-type="float">
            <text:p>4,480081</text:p>
          </table:table-cell>
          <table:table-cell table:style-name="ce3"/>
          <table:table-cell office:value-type="float" office:value="6.549082" calcext:value-type="float">
            <text:p>6,549082</text:p>
          </table:table-cell>
          <table:table-cell office:value-type="float" office:value="4.045879" calcext:value-type="float">
            <text:p>4,0458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20502" calcext:value-type="float">
            <text:p>6,420502</text:p>
          </table:table-cell>
          <table:table-cell office:value-type="float" office:value="4.155539" calcext:value-type="float">
            <text:p>4,155539</text:p>
          </table:table-cell>
          <table:table-cell/>
          <table:table-cell office:value-type="float" office:value="6.394843" calcext:value-type="float">
            <text:p>6,394843</text:p>
          </table:table-cell>
          <table:table-cell office:value-type="float" office:value="4.607092" calcext:value-type="float">
            <text:p>4,607092</text:p>
          </table:table-cell>
          <table:table-cell table:style-name="ce3"/>
          <table:table-cell office:value-type="float" office:value="7.249392" calcext:value-type="float">
            <text:p>7,249392</text:p>
          </table:table-cell>
          <table:table-cell office:value-type="float" office:value="5.022493" calcext:value-type="float">
            <text:p>5,0224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69198" calcext:value-type="float">
            <text:p>7,569198</text:p>
          </table:table-cell>
          <table:table-cell office:value-type="float" office:value="4.804087" calcext:value-type="float">
            <text:p>4,804087</text:p>
          </table:table-cell>
          <table:table-cell/>
          <table:table-cell office:value-type="float" office:value="6.656555" calcext:value-type="float">
            <text:p>6,656555</text:p>
          </table:table-cell>
          <table:table-cell office:value-type="float" office:value="4.327023" calcext:value-type="float">
            <text:p>4,327023</text:p>
          </table:table-cell>
          <table:table-cell table:style-name="ce3"/>
          <table:table-cell office:value-type="float" office:value="7.789627" calcext:value-type="float">
            <text:p>7,789627</text:p>
          </table:table-cell>
          <table:table-cell office:value-type="float" office:value="4.767056" calcext:value-type="float">
            <text:p>4,7670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290357" calcext:value-type="float">
            <text:p>7,290357</text:p>
          </table:table-cell>
          <table:table-cell office:value-type="float" office:value="4.85811" calcext:value-type="float">
            <text:p>4,85811</text:p>
          </table:table-cell>
          <table:table-cell/>
          <table:table-cell office:value-type="float" office:value="7.777527" calcext:value-type="float">
            <text:p>7,777527</text:p>
          </table:table-cell>
          <table:table-cell office:value-type="float" office:value="4.457416" calcext:value-type="float">
            <text:p>4,457416</text:p>
          </table:table-cell>
          <table:table-cell table:style-name="ce3"/>
          <table:table-cell office:value-type="float" office:value="7.199199" calcext:value-type="float">
            <text:p>7,199199</text:p>
          </table:table-cell>
          <table:table-cell office:value-type="float" office:value="4.980251" calcext:value-type="float">
            <text:p>4,9802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007353" calcext:value-type="float">
            <text:p>7,007353</text:p>
          </table:table-cell>
          <table:table-cell office:value-type="float" office:value="3.074414" calcext:value-type="float">
            <text:p>3,074414</text:p>
          </table:table-cell>
          <table:table-cell/>
          <table:table-cell office:value-type="float" office:value="7.854029" calcext:value-type="float">
            <text:p>7,854029</text:p>
          </table:table-cell>
          <table:table-cell office:value-type="float" office:value="5.627006" calcext:value-type="float">
            <text:p>5,627006</text:p>
          </table:table-cell>
          <table:table-cell table:style-name="ce3"/>
          <table:table-cell office:value-type="float" office:value="7.759222" calcext:value-type="float">
            <text:p>7,759222</text:p>
          </table:table-cell>
          <table:table-cell office:value-type="float" office:value="4.241949" calcext:value-type="float">
            <text:p>4,2419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581504" calcext:value-type="float">
            <text:p>6,581504</text:p>
          </table:table-cell>
          <table:table-cell office:value-type="float" office:value="4.284864" calcext:value-type="float">
            <text:p>4,284864</text:p>
          </table:table-cell>
          <table:table-cell/>
          <table:table-cell office:value-type="float" office:value="6.936345" calcext:value-type="float">
            <text:p>6,936345</text:p>
          </table:table-cell>
          <table:table-cell office:value-type="float" office:value="4.059103" calcext:value-type="float">
            <text:p>4,059103</text:p>
          </table:table-cell>
          <table:table-cell table:style-name="ce3"/>
          <table:table-cell office:value-type="float" office:value="7.837781" calcext:value-type="float">
            <text:p>7,837781</text:p>
          </table:table-cell>
          <table:table-cell office:value-type="float" office:value="5.024991" calcext:value-type="float">
            <text:p>5,0249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3352" calcext:value-type="float">
            <text:p>7,13352</text:p>
          </table:table-cell>
          <table:table-cell office:value-type="float" office:value="4.649541" calcext:value-type="float">
            <text:p>4,649541</text:p>
          </table:table-cell>
          <table:table-cell/>
          <table:table-cell office:value-type="float" office:value="6.692962" calcext:value-type="float">
            <text:p>6,692962</text:p>
          </table:table-cell>
          <table:table-cell office:value-type="float" office:value="4.95739" calcext:value-type="float">
            <text:p>4,95739</text:p>
          </table:table-cell>
          <table:table-cell table:style-name="ce3"/>
          <table:table-cell office:value-type="float" office:value="6.880481" calcext:value-type="float">
            <text:p>6,880481</text:p>
          </table:table-cell>
          <table:table-cell office:value-type="float" office:value="4.983694" calcext:value-type="float">
            <text:p>4,9836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053085" calcext:value-type="float">
            <text:p>7,053085</text:p>
          </table:table-cell>
          <table:table-cell office:value-type="float" office:value="4.074915" calcext:value-type="float">
            <text:p>4,074915</text:p>
          </table:table-cell>
          <table:table-cell/>
          <table:table-cell office:value-type="float" office:value="7.619212" calcext:value-type="float">
            <text:p>7,619212</text:p>
          </table:table-cell>
          <table:table-cell office:value-type="float" office:value="4.350638" calcext:value-type="float">
            <text:p>4,350638</text:p>
          </table:table-cell>
          <table:table-cell table:style-name="ce3"/>
          <table:table-cell office:value-type="float" office:value="7.845166" calcext:value-type="float">
            <text:p>7,845166</text:p>
          </table:table-cell>
          <table:table-cell office:value-type="float" office:value="5.030247" calcext:value-type="float">
            <text:p>5,030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918991" calcext:value-type="float">
            <text:p>7,918991</text:p>
          </table:table-cell>
          <table:table-cell office:value-type="float" office:value="4.598971" calcext:value-type="float">
            <text:p>4,598971</text:p>
          </table:table-cell>
          <table:table-cell/>
          <table:table-cell office:value-type="float" office:value="6.186627" calcext:value-type="float">
            <text:p>6,186627</text:p>
          </table:table-cell>
          <table:table-cell office:value-type="float" office:value="4.681863" calcext:value-type="float">
            <text:p>4,681863</text:p>
          </table:table-cell>
          <table:table-cell table:style-name="ce3"/>
          <table:table-cell office:value-type="float" office:value="7.592949" calcext:value-type="float">
            <text:p>7,592949</text:p>
          </table:table-cell>
          <table:table-cell office:value-type="float" office:value="4.91294" calcext:value-type="float">
            <text:p>4,912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40093" calcext:value-type="float">
            <text:p>7,540093</text:p>
          </table:table-cell>
          <table:table-cell office:value-type="float" office:value="4.668304" calcext:value-type="float">
            <text:p>4,668304</text:p>
          </table:table-cell>
          <table:table-cell/>
          <table:table-cell office:value-type="float" office:value="6.035297" calcext:value-type="float">
            <text:p>6,035297</text:p>
          </table:table-cell>
          <table:table-cell office:value-type="float" office:value="4.92754" calcext:value-type="float">
            <text:p>4,92754</text:p>
          </table:table-cell>
          <table:table-cell table:style-name="ce3"/>
          <table:table-cell office:value-type="float" office:value="7.60216" calcext:value-type="float">
            <text:p>7,60216</text:p>
          </table:table-cell>
          <table:table-cell office:value-type="float" office:value="4.59221" calcext:value-type="float">
            <text:p>4,59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07298" calcext:value-type="float">
            <text:p>6,07298</text:p>
          </table:table-cell>
          <table:table-cell office:value-type="float" office:value="3.171317" calcext:value-type="float">
            <text:p>3,171317</text:p>
          </table:table-cell>
          <table:table-cell/>
          <table:table-cell office:value-type="float" office:value="6.306809" calcext:value-type="float">
            <text:p>6,306809</text:p>
          </table:table-cell>
          <table:table-cell office:value-type="float" office:value="5.566176" calcext:value-type="float">
            <text:p>5,566176</text:p>
          </table:table-cell>
          <table:table-cell table:style-name="ce3"/>
          <table:table-cell office:value-type="float" office:value="7.466212" calcext:value-type="float">
            <text:p>7,466212</text:p>
          </table:table-cell>
          <table:table-cell office:value-type="float" office:value="4.047892" calcext:value-type="float">
            <text:p>4,0478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944856" calcext:value-type="float">
            <text:p>6,944856</text:p>
          </table:table-cell>
          <table:table-cell office:value-type="float" office:value="3.232441" calcext:value-type="float">
            <text:p>3,232441</text:p>
          </table:table-cell>
          <table:table-cell/>
          <table:table-cell office:value-type="float" office:value="7.330015" calcext:value-type="float">
            <text:p>7,330015</text:p>
          </table:table-cell>
          <table:table-cell office:value-type="float" office:value="4.936415" calcext:value-type="float">
            <text:p>4,936415</text:p>
          </table:table-cell>
          <table:table-cell table:style-name="ce3"/>
          <table:table-cell office:value-type="float" office:value="7.623126" calcext:value-type="float">
            <text:p>7,623126</text:p>
          </table:table-cell>
          <table:table-cell office:value-type="float" office:value="5.041538" calcext:value-type="float">
            <text:p>5,041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312991" calcext:value-type="float">
            <text:p>7,312991</text:p>
          </table:table-cell>
          <table:table-cell office:value-type="float" office:value="4.657841" calcext:value-type="float">
            <text:p>4,657841</text:p>
          </table:table-cell>
          <table:table-cell/>
          <table:table-cell office:value-type="float" office:value="7.454903" calcext:value-type="float">
            <text:p>7,454903</text:p>
          </table:table-cell>
          <table:table-cell office:value-type="float" office:value="4.13771" calcext:value-type="float">
            <text:p>4,13771</text:p>
          </table:table-cell>
          <table:table-cell table:style-name="ce3"/>
          <table:table-cell office:value-type="float" office:value="6.074892" calcext:value-type="float">
            <text:p>6,074892</text:p>
          </table:table-cell>
          <table:table-cell office:value-type="float" office:value="4.975794" calcext:value-type="float">
            <text:p>4,9757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551683" calcext:value-type="float">
            <text:p>7,551683</text:p>
          </table:table-cell>
          <table:table-cell office:value-type="float" office:value="3.92151" calcext:value-type="float">
            <text:p>3,92151</text:p>
          </table:table-cell>
          <table:table-cell/>
          <table:table-cell office:value-type="float" office:value="7.365771" calcext:value-type="float">
            <text:p>7,365771</text:p>
          </table:table-cell>
          <table:table-cell office:value-type="float" office:value="4.374854" calcext:value-type="float">
            <text:p>4,374854</text:p>
          </table:table-cell>
          <table:table-cell table:style-name="ce3"/>
          <table:table-cell office:value-type="float" office:value="6.650748" calcext:value-type="float">
            <text:p>6,650748</text:p>
          </table:table-cell>
          <table:table-cell office:value-type="float" office:value="4.220143" calcext:value-type="float">
            <text:p>4,2201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366525" calcext:value-type="float">
            <text:p>7,366525</text:p>
          </table:table-cell>
          <table:table-cell office:value-type="float" office:value="4.405934" calcext:value-type="float">
            <text:p>4,405934</text:p>
          </table:table-cell>
          <table:table-cell/>
          <table:table-cell office:value-type="float" office:value="7.829117" calcext:value-type="float">
            <text:p>7,829117</text:p>
          </table:table-cell>
          <table:table-cell office:value-type="float" office:value="4.790049" calcext:value-type="float">
            <text:p>4,790049</text:p>
          </table:table-cell>
          <table:table-cell table:style-name="ce3"/>
          <table:table-cell office:value-type="float" office:value="6.95062" calcext:value-type="float">
            <text:p>6,95062</text:p>
          </table:table-cell>
          <table:table-cell office:value-type="float" office:value="4.768216" calcext:value-type="float">
            <text:p>4,7682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773649" calcext:value-type="float">
            <text:p>7,773649</text:p>
          </table:table-cell>
          <table:table-cell office:value-type="float" office:value="4.718531" calcext:value-type="float">
            <text:p>4,718531</text:p>
          </table:table-cell>
          <table:table-cell/>
          <table:table-cell office:value-type="float" office:value="7.849069" calcext:value-type="float">
            <text:p>7,849069</text:p>
          </table:table-cell>
          <table:table-cell office:value-type="float" office:value="5.238847" calcext:value-type="float">
            <text:p>5,238847</text:p>
          </table:table-cell>
          <table:table-cell table:style-name="ce3"/>
          <table:table-cell office:value-type="float" office:value="6.375124" calcext:value-type="float">
            <text:p>6,375124</text:p>
          </table:table-cell>
          <table:table-cell office:value-type="float" office:value="5.01983" calcext:value-type="float">
            <text:p>5,019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224473" calcext:value-type="float">
            <text:p>6,224473</text:p>
          </table:table-cell>
          <table:table-cell office:value-type="float" office:value="3.212663" calcext:value-type="float">
            <text:p>3,212663</text:p>
          </table:table-cell>
          <table:table-cell/>
          <table:table-cell office:value-type="float" office:value="7.387852" calcext:value-type="float">
            <text:p>7,387852</text:p>
          </table:table-cell>
          <table:table-cell office:value-type="float" office:value="5.84583" calcext:value-type="float">
            <text:p>5,84583</text:p>
          </table:table-cell>
          <table:table-cell table:style-name="ce3"/>
          <table:table-cell office:value-type="float" office:value="6.67237" calcext:value-type="float">
            <text:p>6,67237</text:p>
          </table:table-cell>
          <table:table-cell office:value-type="float" office:value="4.430709" calcext:value-type="float">
            <text:p>4,4307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905049" calcext:value-type="float">
            <text:p>6,905049</text:p>
          </table:table-cell>
          <table:table-cell office:value-type="float" office:value="3.621896" calcext:value-type="float">
            <text:p>3,621896</text:p>
          </table:table-cell>
          <table:table-cell/>
          <table:table-cell office:value-type="float" office:value="7.508086" calcext:value-type="float">
            <text:p>7,508086</text:p>
          </table:table-cell>
          <table:table-cell office:value-type="float" office:value="4.326086" calcext:value-type="float">
            <text:p>4,326086</text:p>
          </table:table-cell>
          <table:table-cell table:style-name="ce3"/>
          <table:table-cell office:value-type="float" office:value="6.11472" calcext:value-type="float">
            <text:p>6,11472</text:p>
          </table:table-cell>
          <table:table-cell office:value-type="float" office:value="4.343279" calcext:value-type="float">
            <text:p>4,343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723229" calcext:value-type="float">
            <text:p>7,723229</text:p>
          </table:table-cell>
          <table:table-cell office:value-type="float" office:value="3.90452" calcext:value-type="float">
            <text:p>3,90452</text:p>
          </table:table-cell>
          <table:table-cell/>
          <table:table-cell office:value-type="float" office:value="6.517792" calcext:value-type="float">
            <text:p>6,517792</text:p>
          </table:table-cell>
          <table:table-cell office:value-type="float" office:value="5.793659" calcext:value-type="float">
            <text:p>5,793659</text:p>
          </table:table-cell>
          <table:table-cell table:style-name="ce3"/>
          <table:table-cell office:value-type="float" office:value="7.752326" calcext:value-type="float">
            <text:p>7,752326</text:p>
          </table:table-cell>
          <table:table-cell office:value-type="float" office:value="4.365539" calcext:value-type="float">
            <text:p>4,365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03427" calcext:value-type="float">
            <text:p>6,403427</text:p>
          </table:table-cell>
          <table:table-cell office:value-type="float" office:value="4.189313" calcext:value-type="float">
            <text:p>4,189313</text:p>
          </table:table-cell>
          <table:table-cell/>
          <table:table-cell office:value-type="float" office:value="7.498722" calcext:value-type="float">
            <text:p>7,498722</text:p>
          </table:table-cell>
          <table:table-cell office:value-type="float" office:value="4.753232" calcext:value-type="float">
            <text:p>4,753232</text:p>
          </table:table-cell>
          <table:table-cell table:style-name="ce3"/>
          <table:table-cell office:value-type="float" office:value="6.263903" calcext:value-type="float">
            <text:p>6,263903</text:p>
          </table:table-cell>
          <table:table-cell office:value-type="float" office:value="4.558924" calcext:value-type="float">
            <text:p>4,5589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87357" calcext:value-type="float">
            <text:p>6,87357</text:p>
          </table:table-cell>
          <table:table-cell office:value-type="float" office:value="4.721517" calcext:value-type="float">
            <text:p>4,721517</text:p>
          </table:table-cell>
          <table:table-cell/>
          <table:table-cell office:value-type="float" office:value="6.931403" calcext:value-type="float">
            <text:p>6,931403</text:p>
          </table:table-cell>
          <table:table-cell office:value-type="float" office:value="4.749945" calcext:value-type="float">
            <text:p>4,749945</text:p>
          </table:table-cell>
          <table:table-cell table:style-name="ce3"/>
          <table:table-cell office:value-type="float" office:value="6.987998" calcext:value-type="float">
            <text:p>6,987998</text:p>
          </table:table-cell>
          <table:table-cell office:value-type="float" office:value="4.668032" calcext:value-type="float">
            <text:p>4,6680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870761" calcext:value-type="float">
            <text:p>6,870761</text:p>
          </table:table-cell>
          <table:table-cell office:value-type="float" office:value="4.233265" calcext:value-type="float">
            <text:p>4,233265</text:p>
          </table:table-cell>
          <table:table-cell/>
          <table:table-cell office:value-type="float" office:value="7.225925" calcext:value-type="float">
            <text:p>7,225925</text:p>
          </table:table-cell>
          <table:table-cell office:value-type="float" office:value="4.729766" calcext:value-type="float">
            <text:p>4,729766</text:p>
          </table:table-cell>
          <table:table-cell table:style-name="ce3"/>
          <table:table-cell office:value-type="float" office:value="7.247119" calcext:value-type="float">
            <text:p>7,247119</text:p>
          </table:table-cell>
          <table:table-cell office:value-type="float" office:value="4.178019" calcext:value-type="float">
            <text:p>4,1780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761181" calcext:value-type="float">
            <text:p>6,761181</text:p>
          </table:table-cell>
          <table:table-cell office:value-type="float" office:value="3.856605" calcext:value-type="float">
            <text:p>3,856605</text:p>
          </table:table-cell>
          <table:table-cell/>
          <table:table-cell office:value-type="float" office:value="7.710206" calcext:value-type="float">
            <text:p>7,710206</text:p>
          </table:table-cell>
          <table:table-cell office:value-type="float" office:value="5.49129" calcext:value-type="float">
            <text:p>5,49129</text:p>
          </table:table-cell>
          <table:table-cell table:style-name="ce3"/>
          <table:table-cell office:value-type="float" office:value="6.125373" calcext:value-type="float">
            <text:p>6,125373</text:p>
          </table:table-cell>
          <table:table-cell office:value-type="float" office:value="4.871618" calcext:value-type="float">
            <text:p>4,8716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410353" calcext:value-type="float">
            <text:p>6,410353</text:p>
          </table:table-cell>
          <table:table-cell office:value-type="float" office:value="4.170935" calcext:value-type="float">
            <text:p>4,170935</text:p>
          </table:table-cell>
          <table:table-cell/>
          <table:table-cell office:value-type="float" office:value="7.203872" calcext:value-type="float">
            <text:p>7,203872</text:p>
          </table:table-cell>
          <table:table-cell office:value-type="float" office:value="5.455489" calcext:value-type="float">
            <text:p>5,455489</text:p>
          </table:table-cell>
          <table:table-cell table:style-name="ce3"/>
          <table:table-cell office:value-type="float" office:value="7.104359" calcext:value-type="float">
            <text:p>7,104359</text:p>
          </table:table-cell>
          <table:table-cell office:value-type="float" office:value="4.195701" calcext:value-type="float">
            <text:p>4,1957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513045" calcext:value-type="float">
            <text:p>6,513045</text:p>
          </table:table-cell>
          <table:table-cell office:value-type="float" office:value="4.306354" calcext:value-type="float">
            <text:p>4,306354</text:p>
          </table:table-cell>
          <table:table-cell/>
          <table:table-cell office:value-type="float" office:value="6.044105" calcext:value-type="float">
            <text:p>6,044105</text:p>
          </table:table-cell>
          <table:table-cell office:value-type="float" office:value="4.053171" calcext:value-type="float">
            <text:p>4,053171</text:p>
          </table:table-cell>
          <table:table-cell table:style-name="ce3"/>
          <table:table-cell office:value-type="float" office:value="7.137476" calcext:value-type="float">
            <text:p>7,137476</text:p>
          </table:table-cell>
          <table:table-cell office:value-type="float" office:value="4.579735" calcext:value-type="float">
            <text:p>4,5797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356813" calcext:value-type="float">
            <text:p>6,356813</text:p>
          </table:table-cell>
          <table:table-cell office:value-type="float" office:value="4.088986" calcext:value-type="float">
            <text:p>4,088986</text:p>
          </table:table-cell>
          <table:table-cell/>
          <table:table-cell office:value-type="float" office:value="6.855702" calcext:value-type="float">
            <text:p>6,855702</text:p>
          </table:table-cell>
          <table:table-cell office:value-type="float" office:value="5.874355" calcext:value-type="float">
            <text:p>5,874355</text:p>
          </table:table-cell>
          <table:table-cell table:style-name="ce3"/>
          <table:table-cell office:value-type="float" office:value="6.621251" calcext:value-type="float">
            <text:p>6,621251</text:p>
          </table:table-cell>
          <table:table-cell office:value-type="float" office:value="4.638309" calcext:value-type="float">
            <text:p>4,638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191805" calcext:value-type="float">
            <text:p>7,191805</text:p>
          </table:table-cell>
          <table:table-cell office:value-type="float" office:value="3.448937" calcext:value-type="float">
            <text:p>3,448937</text:p>
          </table:table-cell>
          <table:table-cell/>
          <table:table-cell office:value-type="float" office:value="6.090874" calcext:value-type="float">
            <text:p>6,090874</text:p>
          </table:table-cell>
          <table:table-cell office:value-type="float" office:value="4.939831" calcext:value-type="float">
            <text:p>4,939831</text:p>
          </table:table-cell>
          <table:table-cell table:style-name="ce3"/>
          <table:table-cell office:value-type="float" office:value="6.334592" calcext:value-type="float">
            <text:p>6,334592</text:p>
          </table:table-cell>
          <table:table-cell office:value-type="float" office:value="4.425278" calcext:value-type="float">
            <text:p>4,4252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785019" calcext:value-type="float">
            <text:p>6,785019</text:p>
          </table:table-cell>
          <table:table-cell office:value-type="float" office:value="3.049856" calcext:value-type="float">
            <text:p>3,049856</text:p>
          </table:table-cell>
          <table:table-cell/>
          <table:table-cell office:value-type="float" office:value="6.713257" calcext:value-type="float">
            <text:p>6,713257</text:p>
          </table:table-cell>
          <table:table-cell office:value-type="float" office:value="5.795851" calcext:value-type="float">
            <text:p>5,795851</text:p>
          </table:table-cell>
          <table:table-cell table:style-name="ce3"/>
          <table:table-cell office:value-type="float" office:value="7.635984" calcext:value-type="float">
            <text:p>7,635984</text:p>
          </table:table-cell>
          <table:table-cell office:value-type="float" office:value="4.661427" calcext:value-type="float">
            <text:p>4,661427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MÉDIA</text:p>
          </table:table-cell>
          <table:table-cell table:style-name="ce2" table:formula="of:=AVERAGE([.B63:.B112])" office:value-type="float" office:value="6.96870148" calcext:value-type="float">
            <text:p>6,96870148</text:p>
          </table:table-cell>
          <table:table-cell table:style-name="ce2" table:formula="of:=AVERAGE([.C63:.C112])" office:value-type="float" office:value="4.0272593" calcext:value-type="float">
            <text:p>4,0272593</text:p>
          </table:table-cell>
          <table:table-cell table:style-name="ce2"/>
          <table:table-cell table:style-name="ce2" table:formula="of:=AVERAGE([.E63:.E112])" office:value-type="float" office:value="7.0306191" calcext:value-type="float">
            <text:p>7,0306191</text:p>
          </table:table-cell>
          <table:table-cell table:style-name="ce2" table:formula="of:=AVERAGE([.F63:.F112])" office:value-type="float" office:value="4.93934966" calcext:value-type="float">
            <text:p>4,93934966</text:p>
          </table:table-cell>
          <table:table-cell table:style-name="ce2"/>
          <table:table-cell table:style-name="ce2" table:formula="of:=AVERAGE([.H63:.H112])" office:value-type="float" office:value="7.0324248" calcext:value-type="float">
            <text:p>7,0324248</text:p>
          </table:table-cell>
          <table:table-cell table:style-name="ce2" table:formula="of:=AVERAGE([.I63:.I112])" office:value-type="float" office:value="4.6245491" calcext:value-type="float">
            <text:p>4,624549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TD_DEV</text:p>
          </table:table-cell>
          <table:table-cell table:style-name="ce2" table:formula="of:=STDEV([.B63:.B112])" office:value-type="float" office:value="0.499918557254926" calcext:value-type="float">
            <text:p>0,499918557254926</text:p>
          </table:table-cell>
          <table:table-cell table:style-name="ce2" table:formula="of:=STDEV([.C63:.C112])" office:value-type="float" office:value="0.582802951409551" calcext:value-type="float">
            <text:p>0,582802951409551</text:p>
          </table:table-cell>
          <table:table-cell table:style-name="ce2"/>
          <table:table-cell table:style-name="ce2" table:formula="of:=STDEV([.E63:.E112])" office:value-type="float" office:value="0.562375539041279" calcext:value-type="float">
            <text:p>0,562375539041279</text:p>
          </table:table-cell>
          <table:table-cell table:style-name="ce2" table:formula="of:=STDEV([.F63:.F112])" office:value-type="float" office:value="0.58689873301443" calcext:value-type="float">
            <text:p>0,58689873301443</text:p>
          </table:table-cell>
          <table:table-cell table:style-name="ce2"/>
          <table:table-cell table:style-name="ce2" table:formula="of:=STDEV([.H63:.H112])" office:value-type="float" office:value="0.587580229373637" calcext:value-type="float">
            <text:p>0,587580229373637</text:p>
          </table:table-cell>
          <table:table-cell table:style-name="ce2" table:formula="of:=STDEV([.I63:.I112])" office:value-type="float" office:value="0.313563818676111" calcext:value-type="float">
            <text:p>0,31356381867611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9:34:37.226312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6:53:52.507000581</meta:creation-date>
    <dc:date>2019-10-31T20:13:25.832525114</dc:date>
    <meta:editing-duration>PT45M26S</meta:editing-duration>
    <meta:editing-cycles>11</meta:editing-cycles>
    <meta:generator>LibreOffice/6.0.7.3$Linux_X86_64 LibreOffice_project/00m0$Build-3</meta:generator>
    <meta:document-statistic meta:table-count="1" meta:cell-count="686" meta:object-count="0"/>
  </office:meta>
</office:document-meta>
</file>